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Pictures/10000000000002F00000003DEB79E9C260D95118.png" manifest:media-type="image/png"/>
  <manifest:file-entry manifest:full-path="Pictures/TablePreview1.svm" manifest:media-type=""/>
  <manifest:file-entry manifest:full-path="Pictures/10000000000002F000000022299043CB8313294B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6.418cm" fo:min-width="7.1cm"/>
    </style:style>
    <style:style style:name="gr3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6.418cm" fo:min-width="7.301cm"/>
    </style:style>
    <style:style style:name="gr4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6.418cm" fo:min-width="7.30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9cm" fo:min-width="1.80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9cm" fo:min-width="1.835cm"/>
    </style:style>
    <style:style style:name="gr7" style:family="graphic" style:parent-style-name="standard">
      <style:graphic-properties draw:stroke="none" svg:stroke-color="#3465a4" draw:fill="solid" draw:fill-color="#ffffff" draw:textarea-vertical-align="middle" draw:ole-draw-aspect="1"/>
    </style:style>
    <style:style style:name="pr1" style:family="presentation" style:parent-style-name="Classy_5f_Red-title">
      <style:graphic-properties draw:auto-grow-height="true" fo:min-height="8.444cm"/>
    </style:style>
    <style:style style:name="pr2" style:family="presentation" style:parent-style-name="Classy_5f_Red-subtitle">
      <style:graphic-properties draw:fill-color="#ffffff" draw:auto-grow-height="true" fo:min-height="4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4.272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draw:auto-grow-height="true" fo:min-height="2.921cm"/>
    </style:style>
    <style:style style:name="pr8" style:family="presentation" style:parent-style-name="Classy_5f_Red1-title">
      <style:graphic-properties fo:min-height="2.921cm"/>
    </style:style>
    <style:style style:name="co1" style:family="table-column">
      <style:table-column-properties style:column-width="5.039cm" style:use-optimal-column-width="false"/>
    </style:style>
    <style:style style:name="co2" style:family="table-column">
      <style:table-column-properties style:column-width="5.043cm" style:use-optimal-column-width="false"/>
    </style:style>
    <style:style style:name="ro1" style:family="table-row">
      <style:table-row-properties style:row-height="1.683cm"/>
    </style:style>
    <style:style style:name="ro2" style:family="table-row">
      <style:table-row-properties style:row-height="2.394cm"/>
    </style:style>
    <style:style style:name="ro3" style:family="table-row">
      <style:table-row-properties style:row-height="3.105cm"/>
    </style:style>
    <style:style style:name="ro4" style:family="table-row">
      <style:table-row-properties style:row-height="3.816cm"/>
    </style:style>
    <style:style style:name="ro5" style:family="table-row">
      <style:table-row-properties style:row-height="0.972cm"/>
    </style:style>
    <style:style style:name="ce1" style:family="table-cell">
      <loext:graphic-properties style:repeat="repeat"/>
    </style:style>
    <style:style style:name="P1" style:family="paragraph">
      <style:text-properties fo:font-size="35.5999984741211pt" style:font-size-asian="24pt"/>
    </style:style>
    <style:style style:name="P2" style:family="paragraph">
      <loext:graphic-properties draw:fill-color="#ffffff"/>
      <style:text-properties fo:font-size="35.5999984741211pt" style:font-size-asian="24pt"/>
    </style:style>
    <style:style style:name="P3" style:family="paragraph">
      <loext:graphic-properties draw:fill-color="#ffffff"/>
    </style:style>
    <style:style style:name="P4" style:family="paragraph">
      <style:text-properties fo:font-size="20pt"/>
    </style:style>
    <style:style style:name="P5" style:family="paragraph">
      <loext:graphic-properties draw:fill="solid" draw:fill-color="#c7243a"/>
      <style:paragraph-properties fo:text-align="center"/>
    </style:style>
    <style:style style:name="P6" style:family="paragraph">
      <loext:graphic-properties draw:fill="solid" draw:fill-color="#edad0b"/>
      <style:paragraph-properties fo:text-align="center"/>
    </style:style>
    <style:style style:name="P7" style:family="paragraph">
      <style:paragraph-properties fo:text-align="center"/>
      <style:text-properties fo:font-size="20pt"/>
    </style:style>
    <style:style style:name="P8" style:family="paragraph">
      <loext:graphic-properties draw:fill="solid" draw:fill-color="#009f8c"/>
      <style:paragraph-properties fo:text-align="center"/>
      <style:text-properties fo:font-size="20pt"/>
    </style:style>
    <style:style style:name="P9" style:family="paragraph">
      <loext:graphic-properties draw:fill="none" draw:fill-color="#ffffff"/>
      <style:text-properties fo:font-size="20pt"/>
    </style:style>
    <style:style style:name="P10" style:family="paragraph">
      <loext:graphic-properties draw:fill-color="#ffffff"/>
      <style:text-properties style:font-size-asian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8.444cm" svg:x="0.022cm" svg:y="2cm" presentation:class="title" presentation:user-transformed="true">
          <draw:text-box>
            <text:p>AGORA 1.0</text:p>
          </draw:text-box>
        </draw:frame>
        <draw:frame presentation:style-name="pr2" draw:text-style-name="P2" draw:layer="layout" svg:width="14.599cm" svg:height="4cm" svg:x="10.6cm" svg:y="11.111cm" presentation:class="subtitle" presentation:user-transformed="true">
          <draw:text-box>
            <text:p text:style-name="P1">Fast CDISC data viewer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4.272cm" svg:x="1.4cm" svg:y="1.07cm" presentation:class="title" presentation:user-transformed="true">
          <draw:text-box>
            <text:p>Instantaneous clinical data visualization</text:p>
          </draw:text-box>
        </draw:frame>
        <draw:frame presentation:style-name="pr5" draw:layer="layout" svg:width="25.199cm" svg:height="10.889cm" svg:x="1.4cm" svg:y="5.111cm" presentation:class="outline" presentation:user-transformed="true">
          <draw:text-box>
            <text:list text:style-name="L2">
              <text:list-item>
                <text:p>ADAM 1.0 and SDTM 3.2 compliant</text:p>
              </text:list-item>
              <text:list-item>
                <text:p>Check data </text:p>
              </text:list-item>
              <text:list-item>
                <text:p>Instaneous summary stat and quick analysis .</text:p>
              </text:list-item>
              <text:list-item>
                <text:p>Interactive data vizualisation</text:p>
              </text:list-item>
              <text:list-item>
                <text:p>R ans SAS program skelet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921cm" svg:x="1.4cm" svg:y="1.745cm" presentation:class="title" presentation:placeholder="true">
          <draw:text-box/>
        </draw:frame>
        <draw:frame draw:style-name="standard" draw:layer="layout" svg:width="25.198cm" svg:height="17.305cm" svg:x="1.4cm" svg:y="5.11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ADAM</text:p>
              </table:table-cell>
              <table:table-cell>
                <text:p text:style-name="P4">SDTM</text:p>
              </table:table-cell>
              <table:table-cell>
                <text:p text:style-name="P4">Quick analysis</text:p>
              </table:table-cell>
              <table:table-cell>
                <text:p text:style-name="P4">Intercative visualization </text:p>
              </table:table-cell>
              <table:table-cell>
                <text:p text:style-name="P4">Python,R,SAS</text:p>
              </table:table-cell>
            </table:table-row>
            <table:table-row table:style-name="ro2" table:default-cell-style-name="ce1">
              <table:table-cell>
                <text:p text:style-name="P4">1.0</text:p>
              </table:table-cell>
              <table:table-cell>
                <text:p text:style-name="P4">3.2</text:p>
              </table:table-cell>
              <table:table-cell>
                <text:p text:style-name="P4">Classical safety tfls, pk anylysis, pd analysis</text:p>
              </table:table-cell>
              <table:table-cell>
                <text:p text:style-name="P4">Data set</text:p>
              </table:table-cell>
              <table:table-cell>
                <text:p text:style-name="P4">Program model</text:p>
              </table:table-cell>
            </table:table-row>
            <table:table-row table:style-name="ro3" table:default-cell-style-name="ce1">
              <table:table-cell>
                <text:p text:style-name="P4">Fast check of variable compliance</text:p>
              </table:table-cell>
              <table:table-cell>
                <text:p text:style-name="P4">Fast check of variable compliance</text:p>
              </table:table-cell>
              <table:table-cell>
                <text:p text:style-name="P4">Possibility to personalize analysis</text:p>
              </table:table-cell>
              <table:table-cell>
                <text:p text:style-name="P4">Figure – search -selction - export</text:p>
              </table:table-cell>
              <table:table-cell>
                <text:p text:style-name="P4">Possibility to run directly pyhon and R program</text:p>
              </table:table-cell>
            </table:table-row>
            <table:table-row table:style-name="ro4" table:default-cell-style-name="ce1">
              <table:table-cell>
                <text:p text:style-name="P4">Pincale 21 compatible</text:p>
              </table:table-cell>
              <table:table-cell>
                <text:p text:style-name="P4">Pincale 21 compatibl</text:p>
              </table:table-cell>
              <table:table-cell/>
              <table:table-cell/>
              <table:table-cell>
                <text:p text:style-name="P4">Choose your tempalte and get your program skeleton</text:p>
              </table:table-cell>
            </table:table-row>
            <table:table-row table:style-name="ro5" table:default-cell-style-name="ce1">
              <table:table-cell/>
              <table:table-cell/>
              <table:table-cell/>
              <table:table-cell/>
              <table:table-cell>
                <text:p text:style-name="P4">SAS7BDAT, XPT and CSV format accepted</text:p>
              </table:table-cell>
            </table:table-row>
            <table:table-row table:style-name="ro5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921cm" svg:x="1.4cm" svg:y="1.745cm" presentation:class="title" presentation:user-transformed="true">
          <draw:text-box>
            <text:p>CSR</text:p>
          </draw:text-box>
        </draw:frame>
        <draw:custom-shape draw:style-name="gr2" draw:text-style-name="P5" draw:layer="layout" svg:width="7.6cm" svg:height="6.667cm" svg:x="3.2cm" svg:y="6.666cm">
          <text:p/>
          <draw:enhanced-geometry svg:viewBox="0 0 21600 21600" draw:text-areas="0 0 21600 21600" draw:type="pentagon-right" draw:modifiers="16197.868701486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7.8cm" svg:height="6.667cm" svg:x="10.2cm" svg:y="6.666cm">
          <text:p/>
          <draw:enhanced-geometry svg:viewBox="0 0 21600 21600" draw:text-areas="0 0 21600 21600" draw:type="chevron" draw:modifiers="16197.9233431611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8" draw:layer="layout" svg:width="7.8cm" svg:height="6.667cm" svg:x="17.304cm" svg:y="6.666cm">
          <text:p text:style-name="P7">CSR</text:p>
          <draw:enhanced-geometry svg:viewBox="0 0 21600 21600" draw:text-areas="0 0 21600 21600" draw:type="chevron" draw:modifiers="16197.9233431611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9" draw:layer="layout" svg:width="2.301cm" svg:height="1.825cm" svg:x="6.2cm" svg:y="9.555cm">
          <draw:text-box>
            <text:p text:style-name="P4">SDTM</text:p>
          </draw:text-box>
        </draw:frame>
        <draw:frame draw:style-name="gr6" draw:text-style-name="P9" draw:layer="layout" svg:width="2.335cm" svg:height="1.825cm" svg:x="13.4cm" svg:y="9.777cm">
          <draw:text-box>
            <text:p text:style-name="P4">ADAM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921cm" svg:x="1.4cm" svg:y="1.745cm" presentation:class="title" presentation:user-transformed="true">
          <draw:text-box>
            <text:p>Interactive analysis for AE :</text:p>
          </draw:text-box>
        </draw:frame>
        <draw:frame draw:style-name="gr7" draw:layer="layout" svg:width="25.183cm" svg:height="11.121cm" svg:x="1.212cm" svg:y="4.711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6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7000007629395pt" fo:font-style="normal" fo:text-shadow="none" style:text-underline-style="none" fo:font-weight="normal" style:letter-kerning="true" style:font-size-asian="26.7000007629395pt" style:font-size-complex="26.7000007629395pt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332cm" fo:text-indent="0cm"/>
      <style:text-properties fo:font-size="23.3999996185303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48cm" fo:text-indent="0cm"/>
      <style:text-properties fo:font-size="20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65cm" fo:text-indent="0cm"/>
      <style:text-properties fo:font-size="16.700000762939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82cm" fo:text-indent="0cm"/>
      <style:text-properties fo:font-size="16.700000762939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82cm" fo:text-indent="0cm"/>
      <style:text-properties fo:font-size="16.700000762939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82cm" fo:text-indent="0cm"/>
      <style:text-properties fo:font-size="16.700000762939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82cm" fo:text-indent="0cm"/>
      <style:text-properties fo:font-size="16.700000762939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82cm" fo:text-indent="0cm"/>
      <style:text-properties fo:font-size="16.700000762939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8.9000015258789pt" fo:font-style="normal" fo:text-shadow="none" style:text-underline-style="none" fo:font-weight="normal" style:letter-kerning="true" style:font-size-asian="26.7000007629395pt" style:font-size-complex="26.7000007629395pt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5999984741211pt" fo:font-style="normal" fo:text-shadow="none" style:text-underline-style="none" fo:font-weight="normal" style:letter-kerning="true" style:font-size-asian="26.7000007629395pt" style:font-size-complex="26.7000007629395pt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left="0cm" fo:margin-right="0cm" fo:margin-top="0cm" fo:margin-bottom="0.444cm" fo:text-indent="0cm"/>
      <style:text-properties fo:font-size="31.1000003814697pt"/>
    </style:style>
    <style:style style:name="Classy_5f_Red1-outline3" style:display-name="Classy_Red1-outline3" style:family="presentation" style:parent-style-name="Classy_5f_Red1-outline2">
      <style:paragraph-properties fo:margin-left="0cm" fo:margin-right="0cm" fo:margin-top="0cm" fo:margin-bottom="0.333cm" fo:text-indent="0cm"/>
      <style:text-properties fo:font-size="26.7000007629395pt"/>
    </style:style>
    <style:style style:name="Classy_5f_Red1-outline4" style:display-name="Classy_Red1-outline4" style:family="presentation" style:parent-style-name="Classy_5f_Red1-outline3">
      <style:paragraph-properties fo:margin-left="0cm" fo:margin-right="0cm" fo:margin-top="0cm" fo:margin-bottom="0.222cm" fo:text-indent="0cm"/>
      <style:text-properties fo:font-size="22.2000007629395pt"/>
    </style:style>
    <style:style style:name="Classy_5f_Red1-outline5" style:display-name="Classy_Red1-outline5" style:family="presentation" style:parent-style-name="Classy_5f_Red1-outline4">
      <style:paragraph-properties fo:margin-left="0cm" fo:margin-right="0cm" fo:margin-top="0cm" fo:margin-bottom="0.111cm" fo:text-indent="0cm"/>
      <style:text-properties fo:font-size="22.2000007629395pt"/>
    </style:style>
    <style:style style:name="Classy_5f_Red1-outline6" style:display-name="Classy_Red1-outline6" style:family="presentation" style:parent-style-name="Classy_5f_Red1-outline5">
      <style:paragraph-properties fo:margin-left="0cm" fo:margin-right="0cm" fo:margin-top="0cm" fo:margin-bottom="0.111cm" fo:text-indent="0cm"/>
      <style:text-properties fo:font-size="22.2000007629395pt"/>
    </style:style>
    <style:style style:name="Classy_5f_Red1-outline7" style:display-name="Classy_Red1-outline7" style:family="presentation" style:parent-style-name="Classy_5f_Red1-outline6">
      <style:paragraph-properties fo:margin-left="0cm" fo:margin-right="0cm" fo:margin-top="0cm" fo:margin-bottom="0.111cm" fo:text-indent="0cm"/>
      <style:text-properties fo:font-size="22.2000007629395pt"/>
    </style:style>
    <style:style style:name="Classy_5f_Red1-outline8" style:display-name="Classy_Red1-outline8" style:family="presentation" style:parent-style-name="Classy_5f_Red1-outline7">
      <style:paragraph-properties fo:margin-left="0cm" fo:margin-right="0cm" fo:margin-top="0cm" fo:margin-bottom="0.111cm" fo:text-indent="0cm"/>
      <style:text-properties fo:font-size="22.2000007629395pt"/>
    </style:style>
    <style:style style:name="Classy_5f_Red1-outline9" style:display-name="Classy_Red1-outline9" style:family="presentation" style:parent-style-name="Classy_5f_Red1-outline8">
      <style:paragraph-properties fo:margin-left="0cm" fo:margin-right="0cm" fo:margin-top="0cm" fo:margin-bottom="0.111cm" fo:text-indent="0cm"/>
      <style:text-properties fo:font-size="22.2000007629395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8.9000015258789pt" fo:font-style="normal" fo:text-shadow="none" style:text-underline-style="none" fo:font-weight="normal" style:letter-kerning="true" style:font-size-asian="26.7000007629395pt" style:font-size-complex="26.7000007629395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text-properties fo:font-size="15.6000003814697pt"/>
    </style:style>
    <style:style style:name="MP13" style:family="paragraph">
      <loext:graphic-properties draw:fill="none" draw:fill-color="#ffffff"/>
      <style:text-properties fo:color="#ffffff" fo:font-size="15.6000003814697pt"/>
    </style:style>
    <style:style style:name="MP14" style:family="paragraph">
      <style:paragraph-properties fo:text-align="center"/>
      <style:text-properties fo:font-size="15.6000003814697pt"/>
    </style:style>
    <style:style style:name="MP15" style:family="paragraph">
      <loext:graphic-properties draw:fill="none" draw:fill-color="#ffffff"/>
      <style:paragraph-properties fo:text-align="center"/>
      <style:text-properties fo:color="#ffffff" fo:font-size="15.6000003814697pt"/>
    </style:style>
    <style:style style:name="MP16" style:family="paragraph">
      <style:paragraph-properties fo:text-align="end"/>
      <style:text-properties fo:font-size="15.6000003814697pt"/>
    </style:style>
    <style:style style:name="MP17" style:family="paragraph">
      <loext:graphic-properties draw:fill="none" draw:fill-color="#ffffff"/>
      <style:paragraph-properties fo:text-align="end"/>
      <style:text-properties fo:color="#ffffff" fo:font-size="15.6000003814697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1.793cm" svg:x="0cm" svg:y="15.755cm">
        <draw:image xlink:href="Pictures/10000000000002F00000003DEB79E9C260D95118.png" xlink:type="simple" xlink:show="embed" xlink:actuate="onLoad">
          <text:p/>
        </draw:image>
      </draw:frame>
      <draw:frame presentation:style-name="Classy_5f_Red-title" draw:layer="backgroundobjects" svg:width="25.199cm" svg:height="8.444cm" svg:x="0cm" svg:y="2cm" presentation:class="title" presentation:placeholder="true">
        <draw:text-box/>
      </draw:frame>
      <draw:frame presentation:style-name="Classy_5f_Red-outline1" draw:layer="backgroundobjects" svg:width="14.599cm" svg:height="4cm" svg:x="10.6cm" svg:y="11.111cm" presentation:class="outline" presentation:placeholder="true">
        <draw:text-box/>
      </draw:frame>
      <draw:frame presentation:style-name="Mpr1" draw:text-style-name="MP7" draw:layer="backgroundobjects" svg:width="6.523cm" svg:height="1.207cm" svg:x="4.8cm" svg:y="16.30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207cm" svg:x="11.725cm" svg:y="16.271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207cm" svg:x="21.2cm" svg:y="16.271cm" presentation:class="page-number">
        <draw:text-box>
          <text:p text:style-name="MP10"><text:span text:style-name="MT2"><text:page-number>&lt;numéro&gt;</text:page-number></text:span></text:p>
        </draw:text-box>
      </draw:frame>
      <draw:frame draw:style-name="Mgr3" draw:text-style-name="MP5" draw:layer="backgroundobjects" svg:width="28cm" svg:height="1cm" svg:x="0cm" svg:y="0cm">
        <draw:image xlink:href="Pictures/10000000000002F000000022299043CB8313294B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1cm" svg:x="0.017cm" svg:y="0cm">
        <draw:image xlink:href="Pictures/10000000000002F000000022299043CB8313294B.png" xlink:type="simple" xlink:show="embed" xlink:actuate="onLoad">
          <text:p/>
        </draw:image>
      </draw:frame>
      <draw:frame draw:style-name="Mgr3" draw:text-style-name="MP5" draw:layer="backgroundobjects" svg:width="28cm" svg:height="1cm" svg:x="0.017cm" svg:y="16.534cm">
        <draw:image xlink:href="Pictures/10000000000002F000000022299043CB8313294B.png" xlink:type="simple" xlink:show="embed" xlink:actuate="onLoad">
          <text:p/>
        </draw:image>
      </draw:frame>
      <draw:frame presentation:style-name="Classy_5f_Red1-title" draw:layer="backgroundobjects" svg:width="25.199cm" svg:height="2.921cm" svg:x="1.4cm" svg:y="1.745cm" presentation:class="title" presentation:placeholder="true">
        <draw:text-box/>
      </draw:frame>
      <draw:frame presentation:style-name="Classy_5f_Red1-outline1" draw:layer="backgroundobjects" svg:width="25.199cm" svg:height="9.132cm" svg:x="1.4cm" svg:y="5.111cm" presentation:class="outline" presentation:placeholder="true">
        <draw:text-box/>
      </draw:frame>
      <draw:frame presentation:style-name="Mpr5" draw:text-style-name="MP2" draw:layer="backgroundobjects" svg:width="6.223cm" svg:height="1.206cm" svg:x="2.8cm" svg:y="16.66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3" draw:layer="backgroundobjects" svg:width="6.523cm" svg:height="1.207cm" svg:x="4.801cm" svg:y="16.667cm">
        <draw:text-box>
          <text:p text:style-name="MP12"><text:span text:style-name="MT2"><presentation:date-time/></text:span></text:p>
        </draw:text-box>
      </draw:frame>
      <draw:frame presentation:style-name="Mpr6" draw:text-style-name="MP15" draw:layer="backgroundobjects" svg:width="8.875cm" svg:height="1.207cm" svg:x="11.726cm" svg:y="16.667cm">
        <draw:text-box>
          <text:p text:style-name="MP14"><text:span text:style-name="MT2"><presentation:footer/></text:span></text:p>
        </draw:text-box>
      </draw:frame>
      <draw:frame presentation:style-name="Mpr6" draw:text-style-name="MP17" draw:layer="backgroundobjects" svg:width="6.523cm" svg:height="1.207cm" svg:x="21.277cm" svg:y="16.667cm">
        <draw:text-box>
          <text:p text:style-name="MP16"><text:span text:style-name="MT2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6T06:33:18.060000000</meta:creation-date>
    <meta:editing-duration>PT13M21S</meta:editing-duration>
    <meta:editing-cycles>3</meta:editing-cycles>
    <meta:generator>LibreOffice/6.0.4.2$Windows_x86 LibreOffice_project/9b0d9b32d5dcda91d2f1a96dc04c645c450872bf</meta:generator>
    <dc:title>Classy Red</dc:title>
    <dc:date>2018-08-16T06:46:37.734000000</dc:date>
    <meta:document-statistic meta:object-count="6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tru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c7243a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edad0b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9f8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184cm" svg:height="11.122cm" xlink:href="." xlink:type="simple" chart:class="chart:bar" chart:style-name="ch1">
        <chart:plot-area chart:style-name="ch2" chart:data-source-has-labels="both" svg:x="0.503cm" svg:y="0.222cm" svg:width="24.178cm" svg:height="10.678cm">
          <chartooo:coordinate-region svg:x="1.124cm" svg:y="0.422cm" svg:width="23.557cm" svg:height="10.279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C$2:.$C$5" chart:label-cell-address="local-table.$C$1" chart:class="chart:bar">
            <chart:data-point chart:repeated="4"/>
          </chart:series>
          <chart:series chart:style-name="ch8" chart:values-cell-range-address="local-table.$D$2:.$D$5" chart:label-cell-address="local-table.$D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 1</text:p>
              </table:table-cell>
              <table:table-cell office:value-type="string">
                <text:p>Y 2</text:p>
              </table:table-cell>
              <table:table-cell office:value-type="string">
                <text:p>Y 3</text:p>
              </table:table-cell>
            </table:table-row>
          </table:table-header-rows>
          <table:table-rows>
            <table:table-row>
              <table:table-cell office:value-type="string">
                <text:p>X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X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X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X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Windows_x86 LibreOffice_project/9b0d9b32d5dcda91d2f1a96dc04c645c450872b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